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BLA produc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proveedor_id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uaderno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lapi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rrector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egla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urvigrafo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mpas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arpeta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ABLA proveedo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veedor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A productos_proveedores (TABLA INTERMEDI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o_id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edor_id</text:p>
          </table:table-cell>
          <table:table-cell office:value-type="string" calcext:value-type="string">
            <text:p>PRIMARY KE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04:43:02.325354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4:34:13.556284070</meta:creation-date>
    <dc:date>2024-09-18T06:22:40.643784378</dc:date>
    <meta:editing-duration>PT58M47S</meta:editing-duration>
    <meta:editing-cycles>2</meta:editing-cycles>
    <meta:generator>LibreOffice/24.2.3.2$Linux_X86_64 LibreOffice_project/433d9c2ded56988e8a90e6b2e771ee4e6a5ab2ba</meta:generator>
    <meta:document-statistic meta:table-count="1" meta:cell-count="47" meta:object-count="0"/>
  </office:meta>
</office:document-meta>
</file>